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316650" officeooo:paragraph-rsid="00316650"/>
    </style:style>
    <style:style style:name="P2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eed1e" officeooo:paragraph-rsid="001eed1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style:text-underline-style="solid" style:text-underline-width="auto" style:text-underline-color="font-color" fo:font-weight="normal" officeooo:rsid="0020bc34" officeooo:paragraph-rsid="0020bc34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erif" fo:font-size="12pt" style:text-underline-style="solid" style:text-underline-width="auto" style:text-underline-color="font-color" fo:font-weight="normal" officeooo:rsid="001eed1e" officeooo:paragraph-rsid="001eed1e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style:text-underline-style="solid" style:text-underline-width="auto" style:text-underline-color="font-color" fo:font-weight="normal" officeooo:rsid="0037f3c1" officeooo:paragraph-rsid="0037f3c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style:text-underline-style="solid" style:text-underline-width="auto" style:text-underline-color="font-color" fo:font-weight="normal" officeooo:rsid="001f93e6" officeooo:paragraph-rsid="001f93e6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style:text-underline-style="solid" style:text-underline-width="auto" style:text-underline-color="font-color" fo:font-weight="normal" officeooo:rsid="0028ebbb" officeooo:paragraph-rsid="0028ebbb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style:text-underline-style="none" fo:font-weight="normal" officeooo:rsid="0020bc34" officeooo:paragraph-rsid="0020bc34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style:text-underline-style="none" fo:font-weight="normal" officeooo:rsid="00255378" officeooo:paragraph-rsid="00255378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style:text-underline-style="none" fo:font-weight="normal" officeooo:rsid="001eed1e" officeooo:paragraph-rsid="001eed1e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style:text-underline-style="none" fo:font-weight="normal" officeooo:rsid="001f93e6" officeooo:paragraph-rsid="001f93e6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style:text-underline-style="none" fo:font-weight="normal" officeooo:rsid="0027bfd9" officeooo:paragraph-rsid="0027bfd9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style:text-underline-style="none" fo:font-weight="normal" officeooo:rsid="0027bfd9" officeooo:paragraph-rsid="0028799c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style:text-underline-style="none" fo:font-weight="normal" officeooo:rsid="0028799c" officeooo:paragraph-rsid="0028799c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style:text-underline-style="none" fo:font-weight="bold" officeooo:rsid="0037f3c1" officeooo:paragraph-rsid="0037f3c1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text-properties style:font-name="Liberation Serif" fo:font-size="12pt" style:text-underline-style="none" fo:font-weight="normal" officeooo:rsid="0020bc34" officeooo:paragraph-rsid="0020bc34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text-properties style:font-name="Liberation Serif" fo:font-size="12pt" style:text-underline-style="none" fo:font-weight="normal" officeooo:rsid="0020bc34" officeooo:paragraph-rsid="0020bc34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text-properties style:font-name="Liberation Serif" fo:font-size="12pt" style:text-underline-style="none" fo:font-weight="normal" officeooo:rsid="0020bc34" officeooo:paragraph-rsid="0020bc34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text-properties style:font-name="Liberation Serif" fo:font-size="12pt" style:text-underline-style="none" fo:font-weight="normal" officeooo:rsid="00255378" officeooo:paragraph-rsid="00255378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text-properties style:font-name="Liberation Serif" fo:font-size="12pt" style:text-underline-style="none" fo:font-weight="normal" officeooo:rsid="00255378" officeooo:paragraph-rsid="00255378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text-properties style:font-name="Liberation Serif" fo:font-size="12pt" style:text-underline-style="none" fo:font-weight="normal" officeooo:rsid="002c3f2d" officeooo:paragraph-rsid="002c3f2d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text-properties style:font-name="Liberation Serif" fo:font-size="12pt" style:text-underline-style="none" fo:font-weight="normal" officeooo:rsid="002d04e6" officeooo:paragraph-rsid="002d04e6" style:font-size-asian="12pt" style:font-weight-asian="normal" style:font-size-complex="12pt" style:font-weight-complex="normal"/>
    </style:style>
    <style:style style:name="P23" style:family="paragraph" style:parent-style-name="Standard" style:list-style-name="L6">
      <style:text-properties style:font-name="Liberation Serif" fo:font-size="12pt" style:text-underline-style="none" fo:font-weight="normal" officeooo:rsid="001f93e6" officeooo:paragraph-rsid="001f93e6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style:text-underline-style="none" fo:font-weight="normal" officeooo:rsid="001f93e6" officeooo:paragraph-rsid="001f93e6" style:font-size-asian="12pt" style:font-weight-asian="normal" style:font-size-complex="12pt" style:font-weight-complex="normal"/>
    </style:style>
    <style:style style:name="P25" style:family="paragraph" style:parent-style-name="Standard" style:list-style-name="L6">
      <style:text-properties style:font-name="Liberation Serif" fo:font-size="12pt" style:text-underline-style="none" fo:font-weight="normal" officeooo:rsid="00237a46" officeooo:paragraph-rsid="00237a46" style:font-size-asian="12pt" style:font-weight-asian="normal" style:font-size-complex="12pt" style:font-weight-complex="normal"/>
    </style:style>
    <style:style style:name="P26" style:family="paragraph" style:parent-style-name="Standard" style:list-style-name="L6">
      <style:text-properties style:font-name="Liberation Serif" fo:font-size="12pt" style:text-underline-style="none" fo:font-weight="normal" officeooo:rsid="00277513" officeooo:paragraph-rsid="00277513" style:font-size-asian="12pt" style:font-weight-asian="normal" style:font-size-complex="12pt" style:font-weight-complex="normal"/>
    </style:style>
    <style:style style:name="P27" style:family="paragraph" style:parent-style-name="Standard" style:list-style-name="L7">
      <style:text-properties style:font-name="Liberation Serif" fo:font-size="12pt" style:text-underline-style="none" fo:font-weight="normal" officeooo:rsid="0028ebbb" officeooo:paragraph-rsid="0028ebbb" style:font-size-asian="12pt" style:font-weight-asian="normal" style:font-size-complex="12pt" style:font-weight-complex="normal"/>
    </style:style>
    <style:style style:name="P28" style:family="paragraph" style:parent-style-name="Standard" style:list-style-name="L7">
      <style:text-properties style:font-name="Liberation Serif" fo:font-size="12pt" style:text-underline-style="none" fo:font-weight="normal" officeooo:rsid="002fc729" officeooo:paragraph-rsid="002fc729" style:font-size-asian="12pt" style:font-weight-asian="normal" style:font-size-complex="12pt" style:font-weight-complex="normal"/>
    </style:style>
    <style:style style:name="P29" style:family="paragraph" style:parent-style-name="Standard" style:list-style-name="L7">
      <style:text-properties style:font-name="Liberation Serif" fo:font-size="12pt" style:text-underline-style="none" fo:font-weight="normal" officeooo:rsid="003a7c9a" officeooo:paragraph-rsid="003a7c9a" style:font-size-asian="12pt" style:font-weight-asian="normal" style:font-size-complex="12pt" style:font-weight-complex="normal"/>
    </style:style>
    <style:style style:name="P30" style:family="paragraph" style:parent-style-name="Standard" style:list-style-name="L7">
      <style:text-properties style:font-name="Liberation Serif" fo:font-size="12pt" style:text-underline-style="none" fo:font-weight="normal" officeooo:rsid="003f020e" officeooo:paragraph-rsid="003f020e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style:text-underline-style="none" fo:font-weight="normal" officeooo:rsid="00432cd5" officeooo:paragraph-rsid="00454eff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style:text-underline-style="none" fo:font-weight="normal" officeooo:rsid="00432cd5" officeooo:paragraph-rsid="004a22fa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eed1e" officeooo:paragraph-rsid="001eed1e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erif" fo:font-size="12pt" style:text-underline-style="solid" style:text-underline-width="auto" style:text-underline-color="font-color" fo:font-weight="normal" officeooo:rsid="001f93e6" officeooo:paragraph-rsid="001f93e6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" fo:font-size="12pt" style:text-underline-style="solid" style:text-underline-width="auto" style:text-underline-color="font-color" fo:font-weight="normal" officeooo:rsid="00277513" officeooo:paragraph-rsid="00277513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7f3c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37a46"/>
    </style:style>
    <style:style style:name="T5" style:family="text">
      <style:text-properties officeooo:rsid="0028bad2"/>
    </style:style>
    <style:style style:name="T6" style:family="text">
      <style:text-properties officeooo:rsid="00297562"/>
    </style:style>
    <style:style style:name="T7" style:family="text">
      <style:text-properties officeooo:rsid="002e14a5"/>
    </style:style>
    <style:style style:name="T8" style:family="text">
      <style:text-properties officeooo:rsid="002e15fd"/>
    </style:style>
    <style:style style:name="T9" style:family="text">
      <style:text-properties officeooo:rsid="003a58ef"/>
    </style:style>
    <style:style style:name="T10" style:family="text">
      <style:text-properties officeooo:rsid="003a7c9a"/>
    </style:style>
    <style:style style:name="T11" style:family="text">
      <style:text-properties officeooo:rsid="003f8a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3524 Assessment</text:p>
      <text:p text:style-name="P2"/>
      <text:p text:style-name="P3">Criteria Met</text:p>
      <text:p text:style-name="P8"/>
      <text:p text:style-name="P8">CGSD:</text:p>
      <text:list xml:id="list3236696848036412651" text:style-name="L1">
        <text:list-item>
          <text:p text:style-name="P16">User can move in at least one direction.</text:p>
        </text:list-item>
        <text:list-item>
          <text:p text:style-name="P16">Information is displayed about change of location.</text:p>
        </text:list-item>
      </text:list>
      <text:p text:style-name="P8"/>
      <text:p text:style-name="P8">CGSC:</text:p>
      <text:list xml:id="list6889906581139338" text:style-name="L2">
        <text:list-item>
          <text:p text:style-name="P17">User can move in a any direction in the MUD world.</text:p>
        </text:list-item>
        <text:list-item>
          <text:p text:style-name="P17">User can see other players in their current location in the MUD world.</text:p>
        </text:list-item>
        <text:list-item>
          <text:p text:style-name="P17">User can pickup valid items in the MUD world.</text:p>
        </text:list-item>
      </text:list>
      <text:p text:style-name="P8"/>
      <text:p text:style-name="P8">CGSB:</text:p>
      <text:list xml:id="list3570715139329584099" text:style-name="L3">
        <text:list-item>
          <text:p text:style-name="P18">More than one MUD world can exist.</text:p>
        </text:list-item>
        <text:list-item>
          <text:p text:style-name="P18">User can see a list of active MUD worlds, and select one to join.</text:p>
          <text:p text:style-name="P18"/>
        </text:list-item>
      </text:list>
      <text:p text:style-name="P9">CGSA5:</text:p>
      <text:list xml:id="list3762727265611216597" text:style-name="L4">
        <text:list-item>
          <text:p text:style-name="P19">MUDs can be created at runtime.</text:p>
        </text:list-item>
        <text:list-item>
          <text:p text:style-name="P19">Max number of MUDs is 5.</text:p>
        </text:list-item>
        <text:list-item>
          <text:p text:style-name="P19">Max number of players is 5 <text:span text:style-name="T7">per MUD</text:span>.</text:p>
        </text:list-item>
      </text:list>
      <text:p text:style-name="P9"/>
      <text:p text:style-name="P9">Additonal Features:</text:p>
      <text:list xml:id="list2572825684638754197" text:style-name="L5">
        <text:list-item>
          <text:p text:style-name="P20">Handling of clients joining/leaving. When a player joins they are added to a player list and when they exit the game they are removed from the list, allowing another user to join in their place. </text:p>
        </text:list-item>
        <text:list-item>
          <text:p text:style-name="P21">Users cannot have the same name and MUDs cannot have the same name.</text:p>
        </text:list-item>
        <text:list-item>
          <text:p text:style-name="P22">Help command that displays instructions to the user.</text:p>
        </text:list-item>
      </text:list>
      <text:p text:style-name="P2"/>
      <text:p text:style-name="P31">All functions created within this project have been commented explaining their functionalities.</text:p>
      <text:p text:style-name="P31"/>
      <text:p text:style-name="P4">How to Execute</text:p>
      <text:p text:style-name="P5"/>
      <text:p text:style-name="P15">1.<text:tab/><text:span text:style-name="T3">Build it with ‘make’</text:span></text:p>
      <text:p text:style-name="P15"/>
      <text:p text:style-name="P10"><text:span text:style-name="T2">2</text:span><text:span text:style-name="T1">.</text:span><text:tab/>Open a terminal and change directory to the project folder.</text:p>
      <text:p text:style-name="P10"><text:tab/>Run 'make'</text:p>
      <text:p text:style-name="P10"><text:tab/>Start rmiregisty: 'rmiregistry XXXXX' XXXXX = (50010-50019)</text:p>
      <text:p text:style-name="P10"/>
      <text:p text:style-name="P10"><text:span text:style-name="T2">3</text:span><text:span text:style-name="T1">.</text:span><text:tab/>Open Second Terminal and change directory to the project folder.</text:p>
      <text:p text:style-name="P10"><text:tab/>Run MudServerMainline 'java cs3524.solutions.mud.MudServerMainline XXXXX <text:tab/>YYYYY' YYYYY = other value from (50010-50019)</text:p>
      <text:p text:style-name="P10"/>
      <text:p text:style-name="P10"><text:span text:style-name="T2">4</text:span><text:span text:style-name="T1">.</text:span><text:tab/>Open Third Terminal and change directory to the project folder.</text:p>
      <text:p text:style-name="P10"><text:tab/>Run MudClient 'java cs3524.solutions.mud.MudClient <text:span text:style-name="T9">(</text:span>&lt;yourmachine-name&gt; <text:span text:style-name="T9">or localhost)</text:span> XXXXX'</text:p>
      <text:p text:style-name="P10"/>
      <text:p text:style-name="P10">Repeat step 3 to add different users to the game.</text:p>
      <text:p text:style-name="P6"/>
      <text:p text:style-name="P6"><text:soft-page-break/>Client Commands</text:p>
      <text:p text:style-name="P11"/>
      <text:p text:style-name="P11">When a new client connects to the server they are <text:span text:style-name="T4">shown a list of active MUD worlds and prompted to choose one. After this they are </text:span>prompted to enter a username <text:span text:style-name="T4">before being allowed to enter the MUD</text:span>. The game then starts, displaying the information about the user’s starting location. </text:p>
      <text:p text:style-name="P11"/>
      <text:p text:style-name="P11">At this point the following commands are available to the user:</text:p>
      <text:list xml:id="list5600456637466268854" text:style-name="L6">
        <text:list-item>
          <text:p text:style-name="P23">exit – Ends the game.</text:p>
        </text:list-item>
        <text:list-item>
          <text:p text:style-name="P23">help – Provides information to the user about what commands are available.</text:p>
        </text:list-item>
        <text:list-item>
          <text:p text:style-name="P23">[north, east, south, west] – Entering any of these directions will move the user if valid.</text:p>
        </text:list-item>
        <text:list-item>
          <text:p text:style-name="P23"><text:span text:style-name="T4">p</text:span>ickup &lt;thing&gt; - Pickup an item with name &lt;thing&gt;</text:p>
        </text:list-item>
        <text:list-item>
          <text:p text:style-name="P25">players – This shows the list of players at the user’s current location in the MUD.</text:p>
        </text:list-item>
        <text:list-item>
          <text:p text:style-name="P26">where – This shows information about the user’s current location in the MUD. </text:p>
        </text:list-item>
      </text:list>
      <text:p text:style-name="P11"/>
      <text:p text:style-name="P11">If the user trys to enter in any other command a message will be displayed and their current location will be displayed again.</text:p>
      <text:p text:style-name="P11"/>
      <text:p text:style-name="P35">Server Commands</text:p>
      <text:p text:style-name="P11"/>
      <text:p text:style-name="P12">Once the server is running it will display the following message informing the user how to create a new mud. </text:p>
      <text:p text:style-name="P12"/>
      <text:p text:style-name="P12">create &lt;name&gt; &lt;edgesfile&gt; &lt;messagesfile&gt; &lt;thingsfile&gt;</text:p>
      <text:p text:style-name="P12"/>
      <text:p text:style-name="P13">Executing this command will create a new MUD world with the name specified in &lt;name&gt; with the information detailed in the following three file components. An example of this command would be: </text:p>
      <text:p text:style-name="P13"/>
      <text:p text:style-name="P13">create ReportMud <text:span text:style-name="T8">wood</text:span>.edg <text:span text:style-name="T8">wood</text:span>.msg <text:span text:style-name="T8">wood</text:span>.thg</text:p>
      <text:p text:style-name="P13"/>
      <text:p text:style-name="P14">If the creation is successful the user will be given a message informing them their mud &lt;name&gt; has been created. If not successful a message will be displayed informing the user their mud cannot be created. <text:span text:style-name="T5">There is a limit of 5 MUDs at any time.</text:span></text:p>
      <text:p text:style-name="P14"/>
      <text:p text:style-name="P7"><text:span text:style-name="T5">L</text:span>imitations</text:p>
      <text:list xml:id="list106298030311651609" text:style-name="L7">
        <text:list-item>
          <text:p text:style-name="P27">Cannot handle clients aborting, <text:span text:style-name="T6">must type “exit” to leave properly.</text:span></text:p>
        </text:list-item>
        <text:list-item>
          <text:p text:style-name="P28"><text:span text:style-name="T6">P</text:span>layers cannot drop <text:span text:style-name="T10">or move</text:span> items after picking them up.</text:p>
        </text:list-item>
        <text:list-item>
          <text:p text:style-name="P29">Players cannot communicate with each other.</text:p>
        </text:list-item>
        <text:list-item>
          <text:p text:style-name="P30">Cannot validate mud creation. <text:span text:style-name="T11">Therefore</text:span> <text:span text:style-name="T11">mud could be created with incomplete files. This is why only the server can create muds and not clients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16650" officeooo:paragraph-rsid="0031665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rant Christie 51441153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5:05:05.525585004</meta:creation-date>
    <dc:date>2017-03-17T13:42:47.670250788</dc:date>
    <meta:editing-duration>PT4H16S</meta:editing-duration>
    <meta:editing-cycles>36</meta:editing-cycles>
    <meta:generator>LibreOffice/5.1.6.2$Linux_X86_64 LibreOffice_project/10m0$Build-2</meta:generator>
    <meta:document-statistic meta:table-count="0" meta:image-count="0" meta:object-count="0" meta:page-count="2" meta:paragraph-count="54" meta:word-count="587" meta:character-count="3397" meta:non-whitespace-character-count="2870"/>
  </office:meta>
</office:document-meta>
</file>